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WWNum1"/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CLASSFUL ADDRESSING</text:span><text:span text:style-name="T1"/></text:p>
      <text:p text:style-name="P1" loext:marker-style-name="T1"/>
      <text:p text:style-name="Standard" loext:marker-style-name="T1"><text:span text:style-name="T1">It is the method by which IPv4 addresses are classified into 5 major classes as shown</text:span><text:span text:style-name="T1"/></text:p>
      <text:list text:style-name="WWNum1">
        <text:list-item>
          <text:p text:style-name="P2" loext:marker-style-name="T1"><text:span text:style-name="T1">Class – A (/8) : 1.0.0.0 to 126.255.255.255 (10.0.0.0 - 10.255.255.255 as private IPs)</text:span><text:span text:style-name="T1"/></text:p>
        </text:list-item>
        <text:list-item>
          <text:p text:style-name="P2" loext:marker-style-name="T1"><text:span text:style-name="T1">Class – B (/16): 128.0.0.0 to 191.255.255.255 (172.16.0.0 - 172.31.255.255 as private IPs)</text:span><text:span text:style-name="T1"/></text:p>
        </text:list-item>
        <text:list-item>
          <text:p text:style-name="P2" loext:marker-style-name="T1"><text:span text:style-name="T1">Class – C (/24): 192.0.0.0 to 223.255.255.255 (192.168.0.0 -192.16.255.255 as private IP)</text:span><text:span text:style-name="T1"/></text:p>
        </text:list-item>
        <text:list-item>
          <text:p text:style-name="P2" loext:marker-style-name="T1"><text:span text:style-name="T1">Class – D : 224.0.0.0 to 239.255.255.255 </text:span><text:span text:style-name="T1"/></text:p>
        </text:list-item>
        <text:list-item>
          <text:p text:style-name="P2" loext:marker-style-name="T1"><text:span text:style-name="T1">Class – E : 240.0.0.0 to 255.255.255.255 </text:span><text:span text:style-name="T1"/></text:p>
        </text:list-item>
      </text:list>
      <text:p text:style-name="P1" loext:marker-style-name="T1"/>
      <text:p text:style-name="Standard" loext:marker-style-name="T1"><text:span text:style-name="T1">8.8.8.8 -&gt; belongs to class A with 255.0.0.0 (/8) as default subnet mask (public)</text:span><text:span text:style-name="T1"/></text:p>
      <text:p text:style-name="Standard" loext:marker-style-name="T1"><text:span text:style-name="T1">172.20.15.1-&gt; belongs to class B with 255.255.0.0 (/16) as default subnet mask (public)</text:span><text:span text:style-name="T1"/></text:p>
      <text:p text:style-name="Standard" loext:marker-style-name="T1"><text:span text:style-name="T1">192.168.10.5 -&gt; belongs to class C with 255.255.255.0 (/24) as default subnet mask (private)</text:span><text:span text:style-name="T1"/></text:p>
      <text:p text:style-name="P1" loext:marker-style-name="T1"/>
      <text:p text:style-name="P1" loext:marker-style-name="T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DHAVAN VENKATACHALAM</meta:initial-creator>
    <dc:creator>MADHAVAN VENKATACHALAM</dc:creator>
    <meta:editing-cycles>5</meta:editing-cycles>
    <meta:creation-date>2025-03-14T14:25:00</meta:creation-date>
    <dc:date>2025-03-14T14:27:00</dc:date>
    <meta:editing-duration>PT2M</meta:editing-duration>
    <meta:generator>LibreOffice/24.2.7.2$Linux_X86_64 LibreOffice_project/420$Build-2</meta:generator>
    <meta:document-statistic meta:table-count="0" meta:image-count="0" meta:object-count="0" meta:page-count="1" meta:paragraph-count="10" meta:word-count="112" meta:character-count="716" meta:non-whitespace-character-count="612"/>
    <meta:user-defined meta:name="AppVersion">16.0000</meta:user-defined>
    <meta:template xlink:type="simple" xlink:actuate="onRequest" xlink:title="Normal" xlink:href=""/>
  </office:meta>
</office:document-meta>
</file>